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Dialogs/Standard/Carta_Exigencia.xml" manifest:media-type="text/xml"/>
  <manifest:file-entry manifest:full-path="Dialogs/Standard/dialog-lb.xml" manifest:media-type="text/xml"/>
  <manifest:file-entry manifest:full-path="Dialogs/dialog-lc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  <manifest:file-entry manifest:full-path="Pictures/10000000000000F0000000F013D63E61E3BDED3E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Erie" svg:font-family="Erie" style:font-adornments="Regular" style:font-family-generic="swiss" style:font-pitch="variable"/>
    <style:font-face style:name="Trebuchet MS" svg:font-family="'Trebuchet MS'" style:font-family-generic="swiss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style:font-name="Trebuchet MS" fo:font-size="8pt" fo:font-weight="bold" officeooo:paragraph-rsid="0009f158" style:font-size-asian="8pt" style:font-weight-asian="bold" style:font-size-complex="8pt" style:font-weight-complex="bold"/>
    </style:style>
    <style:style style:name="P2" style:family="paragraph" style:parent-style-name="Header">
      <style:paragraph-properties fo:text-align="center" style:justify-single-word="false"/>
      <style:text-properties style:font-name="Trebuchet MS" fo:font-size="8pt" fo:font-weight="bold" officeooo:paragraph-rsid="0009f158" style:font-size-asian="8pt" style:font-weight-asian="bold" style:font-size-complex="8pt" style:font-weight-complex="bold"/>
    </style:style>
    <style:style style:name="P3" style:family="paragraph" style:parent-style-name="Header">
      <style:paragraph-properties fo:text-align="center" style:justify-single-word="false"/>
      <style:text-properties style:font-name="Arial" fo:font-size="8pt" fo:font-weight="normal" officeooo:rsid="00369246" officeooo:paragraph-rsid="0009f158" style:font-size-asian="8pt" style:font-weight-asian="normal" style:font-size-complex="8pt" style:font-weight-complex="normal"/>
    </style:style>
    <style:style style:name="P4" style:family="paragraph" style:parent-style-name="Standard">
      <style:paragraph-properties fo:text-align="center" style:justify-single-word="false" fo:padding="0cm" fo:border-left="none" fo:border-right="none" fo:border-top="0.99pt solid #008000" fo:border-bottom="none" style:shadow="none"/>
      <style:text-properties fo:color="#008000" style:font-name="Trebuchet MS" fo:font-size="11pt" fo:font-style="italic" fo:font-weight="bold" officeooo:paragraph-rsid="0009f158" style:font-size-asian="11pt" style:font-style-asian="italic" style:font-weight-asian="bold" style:font-size-complex="11pt" style:font-style-complex="italic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2pt" fo:font-style="normal" style:letter-kerning="true" style:font-size-asian="12pt" style:font-style-asian="normal" style:font-style-complex="normal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12pt" officeooo:paragraph-rsid="000bd7a4" style:letter-kerning="true" style:font-size-asian="12pt"/>
    </style:style>
    <style:style style:name="P7" style:family="paragraph" style:parent-style-name="Standard">
      <style:paragraph-properties fo:margin-top="1cm" fo:margin-bottom="0cm" loext:contextual-spacing="false" fo:text-align="start" style:justify-single-word="false"/>
      <style:text-properties style:font-name="Times New Roman" fo:font-style="normal" fo:font-weight="bold" officeooo:rsid="0006b06b" officeooo:paragraph-rsid="0006b06b" style:letter-kerning="true" style:font-style-asian="normal" style:font-weight-asian="bold" style:font-style-complex="normal" style:font-weight-complex="bold"/>
    </style:style>
    <style:style style:name="P8" style:family="paragraph" style:parent-style-name="Standard">
      <style:paragraph-properties fo:margin-top="1cm" fo:margin-bottom="0cm" loext:contextual-spacing="false" fo:text-align="center" style:justify-single-word="false"/>
      <style:text-properties fo:text-transform="uppercase" style:font-name="Times New Roman" fo:font-size="12pt" fo:font-weight="bold" officeooo:paragraph-rsid="000bd7a4" style:letter-kerning="true" style:font-size-asian="12pt" style:font-weight-asian="bold" style:font-weight-complex="bold"/>
    </style:style>
    <style:style style:name="P9" style:family="paragraph" style:parent-style-name="Standard">
      <style:paragraph-properties fo:margin-top="0cm" fo:margin-bottom="1cm" loext:contextual-spacing="false" fo:text-align="end" style:justify-single-word="false"/>
      <style:text-properties style:font-name="Times New Roman" fo:font-style="normal" style:letter-kerning="true" style:font-style-asian="normal" style:font-style-complex="normal"/>
    </style:style>
    <style:style style:name="P10" style:family="paragraph" style:parent-style-name="Standard">
      <style:paragraph-properties fo:margin-top="0cm" fo:margin-bottom="1cm" loext:contextual-spacing="false" fo:line-height="100%"/>
      <style:text-properties style:font-name="Times New Roman" fo:font-style="normal" fo:font-weight="normal" style:letter-kerning="true" style:font-style-asian="normal" style:font-weight-asian="normal" style:font-style-complex="normal" style:font-weight-complex="normal"/>
    </style:style>
    <style:style style:name="P11" style:family="paragraph" style:parent-style-name="Standard">
      <style:paragraph-properties fo:margin-top="0cm" fo:margin-bottom="1cm" loext:contextual-spacing="false" fo:line-height="100%" fo:text-align="center" style:justify-single-word="false"/>
      <style:text-properties style:font-name="Times New Roman" fo:font-style="normal" fo:font-weight="normal" style:letter-kerning="true" style:font-style-asian="normal" style:font-weight-asian="normal" style:font-style-complex="normal" style:font-weight-complex="normal"/>
    </style:style>
    <style:style style:name="P12" style:family="paragraph" style:parent-style-name="Standard">
      <style:paragraph-properties fo:margin-top="0cm" fo:margin-bottom="0.139cm" loext:contextual-spacing="false" fo:line-height="100%"/>
      <style:text-properties style:font-name="Times New Roman" fo:font-style="normal" fo:font-weight="normal" style:letter-kerning="true" style:font-style-asian="normal" style:font-weight-asian="normal" style:font-style-complex="normal" style:font-weight-complex="normal"/>
    </style:style>
    <style:style style:name="P13" style:family="paragraph" style:parent-style-name="Standard">
      <style:paragraph-properties fo:margin-top="0cm" fo:margin-bottom="0.139cm" loext:contextual-spacing="false" fo:line-height="100%"/>
      <style:text-properties style:font-name="Times New Roman" fo:font-style="normal" fo:font-weight="normal" officeooo:rsid="000bd7a4" officeooo:paragraph-rsid="000bd7a4" style:letter-kerning="true" style:font-style-asian="normal" style:font-weight-asian="normal" style:font-style-complex="normal" style:font-weight-complex="normal"/>
    </style:style>
    <style:style style:name="P14" style:family="paragraph" style:parent-style-name="Standard">
      <style:paragraph-properties fo:margin-left="0cm" fo:margin-right="0cm" fo:margin-top="1cm" fo:margin-bottom="1cm" loext:contextual-spacing="false" fo:text-align="center" style:justify-single-word="false" fo:text-indent="0cm" style:auto-text-indent="false"/>
      <style:text-properties style:font-name="Times New Roman" style:letter-kerning="true"/>
    </style:style>
    <style:style style:name="P15" style:family="paragraph" style:parent-style-name="Standard">
      <style:paragraph-properties fo:margin-left="0cm" fo:margin-right="0cm" fo:margin-top="0.101cm" fo:margin-bottom="0.101cm" loext:contextual-spacing="false" fo:text-align="justify" style:justify-single-word="false" fo:text-indent="1.27cm" style:auto-text-indent="false" style:shadow="none">
        <style:tab-stops>
          <style:tab-stop style:position="1.251cm"/>
        </style:tab-stops>
      </style:paragraph-properties>
      <style:text-properties style:font-name="Times New Roman" fo:font-style="normal" officeooo:rsid="000bd7a4" officeooo:paragraph-rsid="000bd7a4" style:letter-kerning="true" style:font-style-asian="normal" style:font-style-complex="normal"/>
    </style:style>
    <style:style style:name="P16" style:family="paragraph" style:parent-style-name="Standard">
      <style:paragraph-properties fo:text-align="center" style:justify-single-word="false" fo:padding="0cm" fo:border-left="none" fo:border-right="none" fo:border-top="0.99pt solid #008000" fo:border-bottom="none" style:shadow="none"/>
      <style:text-properties fo:color="#008000" style:font-name="Trebuchet MS" fo:font-size="9pt" fo:font-style="normal" fo:font-weight="normal" officeooo:paragraph-rsid="000dbf5a" style:font-size-asian="9pt" style:font-style-asian="normal" style:font-weight-asian="normal" style:font-size-complex="9pt" style:font-style-complex="normal" style:font-weight-complex="normal"/>
    </style:style>
    <style:style style:name="P17" style:family="paragraph" style:parent-style-name="Standard" style:list-style-name="L1">
      <style:paragraph-properties fo:margin-left="1.27cm" fo:margin-right="0cm" fo:margin-top="0cm" fo:margin-bottom="0.25cm" loext:contextual-spacing="false" fo:text-align="start" style:justify-single-word="false" fo:text-indent="1.27cm" style:auto-text-indent="false" style:shadow="none">
        <style:tab-stops>
          <style:tab-stop style:position="1.251cm"/>
        </style:tab-stops>
      </style:paragraph-properties>
      <style:text-properties style:font-name="Times New Roman" fo:font-style="normal" style:letter-kerning="true" style:font-style-asian="normal" style:font-style-complex="normal"/>
    </style:style>
    <style:style style:name="P18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9f158"/>
    </style:style>
    <style:style style:name="T3" style:family="text">
      <style:text-properties officeooo:rsid="000bd7a4"/>
    </style:style>
    <style:style style:name="T4" style:family="text">
      <style:text-properties officeooo:rsid="000cd34b"/>
    </style:style>
    <style:style style:name="T5" style:family="text">
      <style:text-properties officeooo:rsid="000f243b"/>
    </style:style>
    <style:style style:name="fr1" style:family="graphic" style:parent-style-name="Graphics">
      <style:graphic-properties style:vertical-pos="from-top" style:vertical-rel="pag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5cm" fo:text-indent="0.63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dash" draw:stroke-dash="Ultrafine_20_Dashed" draw:textarea-horizontal-align="center" draw:textarea-vertical-align="middle" style:run-through="foreground" style:wrap="run-through" style:number-wrapped-paragraphs="no-limit" style:vertical-pos="middle" style:vertical-rel="page" style:horizontal-pos="from-left" style:horizontal-rel="page" draw:wrap-influence-on-position="once-concurrent" style:flow-with-text="false"/>
    </style:style>
    <number:date-style style:name="N76" number:automatic-order="true">
      <number:day/>
      <number:text> de </number:text>
      <number:month number:style="long" number:textual="true"/>
      <number:text> de </number:text>
      <number:year number:style="long"/>
    </number:date-style>
  </office:automatic-styles>
  <office:body>
    <office:text>
      <text:variable-decls>
        <text:variable-decl office:value-type="float" text:name="Agência"/>
        <text:variable-decl office:value-type="float" text:name="Req"/>
        <text:variable-decl office:value-type="float" text:name="NIT"/>
        <text:variable-decl office:value-type="string" text:name="NomeHospital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Assunto: " text:name="Assunto"/>
        <text:user-field-decl office:value-type="string" office:string-value="DESTINATÁRIO: " text:name="Destino"/>
        <text:user-field-decl office:value-type="string" office:string-value="Carta nº " text:name="MemoN"/>
        <text:user-field-decl office:value-type="string" office:string-value="NomeDoPericiando" text:name="Referencia"/>
      </text:user-field-decls>
      <draw:line text:anchor-type="page" text:anchor-page-number="1" draw:z-index="0" draw:style-name="gr1" draw:text-style-name="P18" svg:x1="0cm" svg:y1="14.85cm" svg:x2="0.701cm" svg:y2="14.85cm">
        <text:p/>
      </draw:line>
      <text:p text:style-name="P7">INSS – APS Belo Horizonte <text:span text:style-name="T4">Sul</text:span></text:p>
      <text:p text:style-name="P9">Belo Horizonte, <text:date style:data-style-name="N76" text:date-value="2017-01-18T00:22:51.858999948">18 de janeiro de 2017</text:date>.</text:p>
      <text:p text:style-name="P12">A Sua Senhoria o(a) Senhor(a)</text:p>
      <text:p text:style-name="P13">Luiz Antonio Carvalho Gontijo Bahia</text:p>
      <text:p text:style-name="P12">NIT: <text:span text:style-name="T3">1.122.695.706-9</text:span></text:p>
      <text:p text:style-name="P10"><text:user-field-get text:name="Assunto">Assunto: </text:user-field-get><text:span text:style-name="T1"><text:text-input text:description="Assunto">Resultado da Revisão de Benefício</text:text-input></text:span></text:p>
      <text:p text:style-name="P11">Ben: B<text:span text:style-name="T2">92/115.535.446-7</text:span></text:p>
      <text:list xml:id="list9044853233563253866" text:style-name="L1">
        <text:list-header>
          <text:p text:style-name="P17">Prezado(a) Senhor(a),</text:p>
        </text:list-header>
      </text:list>
      <text:p text:style-name="P15">Em atenção a sua solicitação de revisão de benefício apresentado no dia 21/12/2015 informamos que não foi reconhecido o direito à revisão considerando a decadência do direito a revisão do ato de concessão do benefício ocorrido em 30/01/2000.</text:p>
      <text:p text:style-name="P15">De acordo com o art. 103 da Lei 8.213 de 24 de Julho de 1991 e alterações é de dez anos o prazo de decadência de todo e qualquer direito ou ação do segurado para revisão do ato de concessão do benefício.</text:p>
      <text:p text:style-name="P15">Desta decisão poderá ser interposto <text:tab/>recurso à Junta de Recursos da Previdência Social, dentro do prazo de 30 (trinta) dias, contados da data do recebimento da presente comunicação.</text:p>
      <text:p text:style-name="P15">O recurso deverá ser protocolado na Agência da Previdência Social – Belo Horizonte <text:span text:style-name="T5">Sul</text:span>, situada na R. <text:span text:style-name="T5">Guaiacurus</text:span>, <text:span text:style-name="T5">312</text:span>, 2º andar – B. <text:span text:style-name="T5">Centro </text:span>– Belo Horizonte/MG, no horário de 07:00 as 17:00, pessoalmente ou via representante legal, no <text:span text:style-name="T1">setor de revisão e recurso, mediante agendamento prévio</text:span>.</text:p>
      <text:p text:style-name="P14">Atenciosamente,</text:p>
      <text:p text:style-name="P8"><text:author-name text:fixed="false">Douglas Rodrigues de Almeida</text:author-name></text:p>
      <text:p text:style-name="P6">Técnico do Seguro Social</text:p>
      <text:p text:style-name="P5">Matrícula: <text:sender-position text:fixed="false">1536731</text:sender-positio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Erie" svg:font-family="Erie" style:font-adornments="Regular" style:font-family-generic="swiss" style:font-pitch="variable"/>
    <style:font-face style:name="Trebuchet MS" svg:font-family="'Trebuchet MS'" style:font-family-generic="swiss" style:font-pitch="variable"/>
  </office:font-face-decls>
  <office:styles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Erie" fo:font-family="Erie" style:font-style-name="Regular" style:font-family-generic="swiss" style:font-pitch="variable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style:font-name="Trebuchet MS" fo:font-size="8pt" fo:font-weight="bold" officeooo:paragraph-rsid="0009f158" style:font-size-asian="8pt" style:font-weight-asian="bold" style:font-size-complex="8pt" style:font-weight-complex="bold"/>
    </style:style>
    <style:style style:name="MP2" style:family="paragraph" style:parent-style-name="Header">
      <style:paragraph-properties fo:text-align="center" style:justify-single-word="false"/>
      <style:text-properties style:font-name="Trebuchet MS" fo:font-size="8pt" fo:font-weight="bold" officeooo:paragraph-rsid="0009f158" style:font-size-asian="8pt" style:font-weight-asian="bold" style:font-size-complex="8pt" style:font-weight-complex="bold"/>
    </style:style>
    <style:style style:name="MP3" style:family="paragraph" style:parent-style-name="Header">
      <style:paragraph-properties fo:text-align="center" style:justify-single-word="false"/>
      <style:text-properties style:font-name="Arial" fo:font-size="8pt" fo:font-weight="normal" officeooo:rsid="00369246" officeooo:paragraph-rsid="0009f158" style:font-size-asian="8pt" style:font-weight-asian="normal" style:font-size-complex="8pt" style:font-weight-complex="normal"/>
    </style:style>
    <style:style style:name="MP4" style:family="paragraph" style:parent-style-name="Standard">
      <style:paragraph-properties fo:text-align="center" style:justify-single-word="false" fo:padding="0cm" fo:border-left="none" fo:border-right="none" fo:border-top="0.99pt solid #008000" fo:border-bottom="none" style:shadow="none"/>
      <style:text-properties fo:color="#008000" style:font-name="Trebuchet MS" fo:font-size="11pt" fo:font-style="italic" fo:font-weight="bold" officeooo:paragraph-rsid="0009f158" style:font-size-asian="11pt" style:font-style-asian="italic" style:font-weight-asian="bold" style:font-size-complex="11pt" style:font-style-complex="italic" style:font-weight-complex="bold"/>
    </style:style>
    <style:style style:name="MP5" style:family="paragraph" style:parent-style-name="Standard">
      <style:paragraph-properties fo:text-align="center" style:justify-single-word="false" fo:padding="0cm" fo:border-left="none" fo:border-right="none" fo:border-top="0.99pt solid #008000" fo:border-bottom="none" style:shadow="none"/>
      <style:text-properties fo:color="#008000" style:font-name="Trebuchet MS" fo:font-size="9pt" fo:font-style="normal" fo:font-weight="normal" officeooo:paragraph-rsid="000dbf5a" style:font-size-asian="9pt" style:font-style-asian="normal" style:font-weight-asian="normal" style:font-size-complex="9pt" style:font-style-complex="normal" style:font-weight-complex="normal"/>
    </style:style>
    <style:style style:name="Mfr1" style:family="graphic" style:parent-style-name="Graphics">
      <style:graphic-properties style:vertical-pos="from-top" style:vertical-rel="pag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769cm" fo:margin-left="0cm" fo:margin-right="0cm" fo:margin-bottom="0.499cm" style:dynamic-spacing="false"/>
      </style:header-style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Figura1" text:anchor-type="paragraph" svg:y="0.6cm" svg:width="2.032cm" svg:height="2.032cm" draw:z-index="2"><draw:image xlink:href="Pictures/10000000000000F0000000F013D63E61E3BDED3E.png" xlink:type="simple" xlink:show="embed" xlink:actuate="onLoad"/></draw:frame></text:p>
        <text:p text:style-name="MP2"/>
        <text:p text:style-name="MP1"/>
        <text:p text:style-name="MP3"><draw:frame draw:style-name="Mfr1" draw:name="figuras2" text:anchor-type="paragraph" svg:y="0.6cm" svg:width="2.032cm" svg:height="2.032cm" draw:z-index="1"><draw:image xlink:href="Pictures/10000000000000F0000000F013D63E61E3BDED3E.png" xlink:type="simple" xlink:show="embed" xlink:actuate="onLoad"/></draw:frame><draw:frame draw:style-name="Mfr1" draw:name="Figura2" text:anchor-type="paragraph" svg:y="0.6cm" svg:width="2.032cm" svg:height="2.032cm" draw:z-index="3"><draw:image xlink:href="Pictures/10000000000000F0000000F013D63E61E3BDED3E.png" xlink:type="simple" xlink:show="embed" xlink:actuate="onLoad"/></draw:frame>INSTITUTO NACIONAL DO SEGURO SOCIAL</text:p>
      </style:header>
      <style:footer>
        <text:p text:style-name="MP4">Proteção para o trabalhador e sua família</text:p>
        <text:p text:style-name="MP5"><text:drop-down text:name=""><text:label text:value="APS Belo Horizonte Barreiro - Av. Tito Fulgêncio, 104, Barreiro - CEP: 32215-000"/><text:label text:value="APS Belo Horizonte Calafate - Rua Padre Eustáquio, 1831, 1º andar, Padre Eustáquio - CEP: 30720-100"/><text:label text:value="APS Belo Horizonte Floresta - Rua Pitangui, 2052, Sagrada Família- CEP:31.110-732"/><text:label text:value="APS Belo Horizonte Oeste - Rua Espírito Santo, 54, Centro - CEP: 30160-030"/><text:label text:value="APS Belo Horizonte Padre Eustáquio - Rua Padre Eustáquio, 1831, 2º andar, Padre Eustáquio - CEP:30720-100"/><text:label text:value="APS Belo Horizonte Santa Efigênia - R. Tupinambás, 351, Centro - CEP: 30120-070"/><text:label text:current-selected="true" text:value="APS Belo Horizonte Sul - Rua Guaicurus, 312, 2º andar Centro - CEP: 30111-060"/><text:label text:value="APS Belo Horizonte Venda Nova - R. Padre Pedro Pinto, 422, lj 1 e 2, Venda Nova - CEP: 31.610-000"/><text:label text:value="APS ADJ Belo Horizonte - Av. Amazonas, 266, 9º andar, Centro - CEP: 30.180-001"/><text:label text:value="APS ADJ Contagem - Av. Cardeal Eugênio Pacelli, 1819, Cidade Industrial - CEP: 32.210-000"/><text:label text:value="APS AI Belo Horizonte - Av. Amazonas, 266, 9º andar, Centro - CEP: 30.180-001"/><text:label text:value="APS Contagem - R. Bernardo Monteiro, 400, Centro - CEP: 32.017-170"/>APS Belo Horizonte Sul - Rua Guaicurus, 312, 2º andar Centro - CEP: 30111-060</text:drop-down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2.2$Windows_X86_64 LibreOffice_project/8f96e87c890bf8fa77463cd4b640a2312823f3ad</meta:generator>
    <meta:creation-date>2006-08-17T15:36:21</meta:creation-date>
    <dc:date>2017-01-18T00:22:49.581000000</dc:date>
    <meta:print-date>2015-02-10T11:18:47.571000000</meta:print-date>
    <dc:language>pt-BR</dc:language>
    <meta:editing-cycles>190</meta:editing-cycles>
    <meta:editing-duration>PT12H56S</meta:editing-duration>
    <dc:title>Resultado da revisão de benefício</dc:title>
    <dc:description>Integrante do Modelos de Documentos 2017.</dc:description>
    <meta:printed-by>Douglas Rodrigues de Almeida</meta:printed-by>
    <dc:creator>Douglas Rodrigues de Almeida</dc:creator>
    <meta:document-statistic meta:table-count="0" meta:image-count="3" meta:object-count="0" meta:page-count="1" meta:paragraph-count="19" meta:word-count="225" meta:character-count="1392" meta:non-whitespace-character-count="1183"/>
    <meta:user-defined meta:name="Versão">3.1</meta:user-defined>
  </office:meta>
</office:document-meta>
</file>

<file path=Dialogs/Standard/Carta_Exigencia.xml><?xml version="1.0" encoding="utf-8"?>
<!DOCTYPE window  PUBLIC '-//OpenOffice.org//DTD OfficeDocument 1.0//EN'  'dialog.dtd'>
<dlg:window xmlns:dlg="http://openoffice.org/2000/dialog" xmlns:script="http://openoffice.org/2000/script" dlg:id="Carta_Exigencia" dlg:left="95" dlg:top="7" dlg:width="201" dlg:height="262" dlg:closeable="true" dlg:moveable="true" dlg:title="Criar uma carta de exigência">
  <dlg:styles>
    <dlg:style dlg:style-id="0" dlg:font-weight="150"/>
  </dlg:styles>
  <dlg:bulletinboard>
    <dlg:titledbox dlg:style-id="0" dlg:id="Grupo_DadosSegurado" dlg:tab-index="0" dlg:left="5" dlg:top="6" dlg:width="196" dlg:height="111">
      <dlg:title dlg:value="Informações do segurado"/>
    </dlg:titledbox>
    <dlg:text dlg:id="Label1" dlg:tab-index="1" dlg:left="8" dlg:top="15" dlg:width="19" dlg:height="9" dlg:value="Nome:"/>
    <dlg:textfield dlg:id="editNomeSegurado" dlg:tab-index="2" dlg:left="8" dlg:top="24" dlg:width="118" dlg:height="12"/>
    <dlg:text dlg:id="Label2" dlg:tab-index="3" dlg:left="8" dlg:top="38" dlg:width="19" dlg:height="9" dlg:value="Rua:"/>
    <dlg:textfield dlg:id="TextField1" dlg:tab-index="4" dlg:left="8" dlg:top="48" dlg:width="118" dlg:height="12"/>
    <dlg:text dlg:id="Label3" dlg:tab-index="5" dlg:left="8" dlg:top="64" dlg:width="19" dlg:height="9" dlg:value="Bairro:"/>
    <dlg:textfield dlg:id="TextField2" dlg:tab-index="6" dlg:left="8" dlg:top="74" dlg:width="77" dlg:height="12"/>
    <dlg:text dlg:id="Label4" dlg:tab-index="7" dlg:left="90" dlg:top="64" dlg:width="19" dlg:height="9" dlg:value="CEP:"/>
    <dlg:textfield dlg:id="TextField3" dlg:tab-index="8" dlg:left="93" dlg:top="74" dlg:width="95" dlg:height="12"/>
    <dlg:text dlg:id="Label5" dlg:tab-index="9" dlg:left="8" dlg:top="89" dlg:width="19" dlg:height="9" dlg:value="Cidade:"/>
    <dlg:textfield dlg:id="TextField4" dlg:tab-index="10" dlg:left="8" dlg:top="99" dlg:width="118" dlg:height="12" dlg:value="Belo Horizonte"/>
    <dlg:titledbox dlg:style-id="0" dlg:id="FrameControl1" dlg:tab-index="11" dlg:left="5" dlg:top="118" dlg:width="196" dlg:height="119">
      <dlg:title dlg:value="Exigências"/>
    </dlg:titledbox>
    <dlg:text dlg:id="Label6" dlg:tab-index="12" dlg:left="8" dlg:top="129" dlg:width="122" dlg:height="9" dlg:value="Qual o período que o segurado pode te procurar? "/>
    <dlg:textfield dlg:id="TextField5" dlg:tab-index="13" dlg:left="8" dlg:top="138" dlg:width="85" dlg:height="12"/>
    <dlg:text dlg:id="Label7" dlg:tab-index="14" dlg:left="8" dlg:top="154" dlg:width="122" dlg:height="9" dlg:value="Quais exigências que você quer fazer?"/>
    <dlg:textfield dlg:id="TextField6" dlg:tab-index="15" dlg:left="8" dlg:top="164" dlg:width="124" dlg:height="12"/>
    <dlg:menulist dlg:id="ListBox1" dlg:tab-index="16" dlg:left="8" dlg:top="178" dlg:width="124" dlg:height="53"/>
    <dlg:button dlg:id="CommandButton1" dlg:tab-index="17" dlg:disabled="true" dlg:left="136" dlg:top="176" dlg:width="33" dlg:height="15" dlg:value="Adicionar"/>
    <dlg:button dlg:id="CommandButton2" dlg:tab-index="18" dlg:disabled="true" dlg:left="136" dlg:top="194" dlg:width="33" dlg:height="15" dlg:value="Excluir"/>
    <dlg:button dlg:id="btoOK" dlg:tab-index="19" dlg:left="107" dlg:top="241" dlg:width="45" dlg:height="16" dlg:default="true" dlg:value="OK" dlg:button-type="ok"/>
    <dlg:button dlg:id="btoCancelar" dlg:tab-index="20" dlg:left="154" dlg:top="241" dlg:width="45" dlg:height="16" dlg:default="true" dlg:value="Cancelar" dlg:button-type="ok"/>
    <dlg:button dlg:id="CommandButton3" dlg:tab-index="21" dlg:disabled="true" dlg:left="5" dlg:top="241" dlg:width="58" dlg:height="16" dlg:default="true" dlg:value="Suas informações..." dlg:button-type="ok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Carta_Exigencia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